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7591a" style:font-size-asian="16pt" style:font-size-complex="16pt"/>
    </style:style>
    <style:style style:name="P3" style:family="paragraph" style:parent-style-name="Standard">
      <style:text-properties fo:font-size="16pt" officeooo:rsid="000948e8" officeooo:paragraph-rsid="000948e8" style:font-size-asian="16pt" style:font-size-complex="16pt"/>
    </style:style>
    <style:style style:name="T1" style:family="text">
      <style:text-properties fo:font-style="italic" officeooo:rsid="0005ddf6" style:font-style-asian="italic" style:font-style-complex="italic"/>
    </style:style>
    <style:style style:name="T2" style:family="text">
      <style:text-properties fo:font-style="italic" officeooo:rsid="00067b46" style:font-style-asian="italic" style:font-style-complex="italic"/>
    </style:style>
    <style:style style:name="T3" style:family="text">
      <style:text-properties fo:font-style="italic" fo:font-weight="bold" officeooo:rsid="0005ddf6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5ddf6" style:font-style-asian="italic" style:font-weight-asian="bold" style:font-style-complex="italic" style:font-weight-complex="bold"/>
    </style:style>
    <style:style style:name="T5" style:family="text">
      <style:text-properties officeooo:rsid="00051fca"/>
    </style:style>
    <style:style style:name="T6" style:family="text">
      <style:text-properties officeooo:rsid="0005ddf6"/>
    </style:style>
    <style:style style:name="T7" style:family="text">
      <style:text-properties fo:font-weight="bold" officeooo:rsid="0005ddf6" style:font-weight-asian="bold" style:font-weight-complex="bold"/>
    </style:style>
    <style:style style:name="T8" style:family="text">
      <style:text-properties officeooo:rsid="00067b46"/>
    </style:style>
    <style:style style:name="T9" style:family="text">
      <style:text-properties officeooo:rsid="00071ca1"/>
    </style:style>
    <style:style style:name="T10" style:family="text">
      <style:text-properties officeooo:rsid="00075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P3 + P4 <text:span text:style-name="T6">= (c+d)e + d(g-e) = ce</text:span><text:span text:style-name="T7">+de</text:span><text:span text:style-name="T6">+dg</text:span><text:span text:style-name="T7">-de</text:span><text:span text:style-name="T6"> = ce+dg</text:span></text:p>
      <text:p text:style-name="P1"/>
      <text:p text:style-name="P2">u =P5 + P1 – P3 – P7<text:span text:style-name="T5">=(a+d)(e+h) + a(f-h) – ((c+d)*e)</text:span><text:span text:style-name="T6">)</text:span><text:span text:style-name="T5"> – </text:span><text:span text:style-name="T6">(</text:span><text:span text:style-name="T5">(a-c)(e+f)) </text:span><text:span text:style-name="T6">= ae+ah+de+dh+af-ah-(ce+de)-(ae+af-ce-cf)=</text:span><text:span text:style-name="T7">ae</text:span><text:span text:style-name="T1">+ah</text:span><text:span text:style-name="T3">+de</text:span><text:span text:style-name="T6">+dh</text:span><text:span text:style-name="T4">+af</text:span><text:span text:style-name="T1">-ah</text:span><text:span text:style-name="T6">-</text:span><text:span text:style-name="T1">c</text:span><text:span text:style-name="T2">e</text:span><text:span text:style-name="T3">-de</text:span><text:span text:style-name="T7">-ae</text:span><text:span text:style-name="T4">-af</text:span><text:span text:style-name="T6">+</text:span><text:span text:style-name="T1">ce</text:span><text:span text:style-name="T6">+cf=</text:span><text:span text:style-name="T9">cf</text:span><text:span text:style-name="T10">+</text:span><text:span text:style-name="T8">dh</text:span></text:p>
      <text:p text:style-name="P1"/>
      <text:p text:style-name="P3">Since t = <text:span text:style-name="T6">ce+dg </text:span>and u = <text:span text:style-name="T9">cf</text:span><text:span text:style-name="T10">+</text:span><text:span text:style-name="T8">dh, </text:span>Provided Strassen equations are r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28T20:42:31.383000000</dc:date>
    <meta:editing-duration>PT9M27S</meta:editing-duration>
    <meta:editing-cycles>10</meta:editing-cycles>
    <meta:document-statistic meta:table-count="0" meta:image-count="0" meta:object-count="0" meta:page-count="1" meta:paragraph-count="3" meta:word-count="38" meta:character-count="272" meta:non-whitespace-character-count="233"/>
  </office:meta>
</office:document-meta>
</file>